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7.79802704" calcext:value-type="float">
            <text:p>67,79802704</text:p>
          </table:table-cell>
          <table:table-cell office:value-type="float" office:value="8.064461093E-027" calcext:value-type="float">
            <text:p>8,06E-027</text:p>
          </table:table-cell>
          <table:table-cell office:value-type="float" office:value="4.480783463" calcext:value-type="float">
            <text:p>4,480783463</text:p>
          </table:table-cell>
          <table:table-cell table:style-name="ce2" table:formula="of:=([.E3]-[.E2])/[.E2]" office:value-type="float" office:value="0.00212670621401375" calcext:value-type="float">
            <text:p>0,00212670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303" calcext:value-type="float">
            <text:p>143303</text:p>
          </table:table-cell>
          <table:table-cell office:value-type="float" office:value="73.47559357" calcext:value-type="float">
            <text:p>73,47559357</text:p>
          </table:table-cell>
          <table:table-cell office:value-type="float" office:value="4.688322387E-021" calcext:value-type="float">
            <text:p>4,69E-021</text:p>
          </table:table-cell>
          <table:table-cell office:value-type="float" office:value="3.072134256" calcext:value-type="float">
            <text:p>3,07213425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303" calcext:value-type="float">
            <text:p>143303</text:p>
          </table:table-cell>
          <table:table-cell office:value-type="float" office:value="77.68198395" calcext:value-type="float">
            <text:p>77,68198395</text:p>
          </table:table-cell>
          <table:table-cell office:value-type="float" office:value="6.568502304E-021" calcext:value-type="float">
            <text:p>6,57E-021</text:p>
          </table:table-cell>
          <table:table-cell office:value-type="float" office:value="3.07470727" calcext:value-type="float">
            <text:p>3,07470727</text:p>
          </table:table-cell>
          <table:table-cell table:formula="of:=([.E5]-[.E4])/[.E4]" office:value-type="float" office:value="0.000837533058646447" calcext:value-type="float">
            <text:p>0,00083753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728" calcext:value-type="float">
            <text:p>143728</text:p>
          </table:table-cell>
          <table:table-cell office:value-type="float" office:value="78.46089172" calcext:value-type="float">
            <text:p>78,46089172</text:p>
          </table:table-cell>
          <table:table-cell office:value-type="float" office:value="9.913754678E-018" calcext:value-type="float">
            <text:p>9,91E-018</text:p>
          </table:table-cell>
          <table:table-cell office:value-type="float" office:value="2.462848902" calcext:value-type="float">
            <text:p>2,46284890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728" calcext:value-type="float">
            <text:p>143728</text:p>
          </table:table-cell>
          <table:table-cell office:value-type="float" office:value="82.89645386" calcext:value-type="float">
            <text:p>82,89645386</text:p>
          </table:table-cell>
          <table:table-cell office:value-type="float" office:value="1.112797972E-017" calcext:value-type="float">
            <text:p>1,11E-017</text:p>
          </table:table-cell>
          <table:table-cell office:value-type="float" office:value="2.463948727" calcext:value-type="float">
            <text:p>2,463948727</text:p>
          </table:table-cell>
          <table:table-cell table:style-name="ce3" table:formula="of:=([.E7]-[.E6])/[.E6]" office:value-type="float" office:value="0.000446566169409215" calcext:value-type="float">
            <text:p>0,000446566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126" calcext:value-type="float">
            <text:p>144126</text:p>
          </table:table-cell>
          <table:table-cell office:value-type="float" office:value="83.12676239" calcext:value-type="float">
            <text:p>83,12676239</text:p>
          </table:table-cell>
          <table:table-cell office:value-type="float" office:value="1.783500715E-015" calcext:value-type="float">
            <text:p>1,78E-015</text:p>
          </table:table-cell>
          <table:table-cell office:value-type="float" office:value="2.096362591" calcext:value-type="float">
            <text:p>2,09636259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126" calcext:value-type="float">
            <text:p>144126</text:p>
          </table:table-cell>
          <table:table-cell office:value-type="float" office:value="86.66542816" calcext:value-type="float">
            <text:p>86,66542816</text:p>
          </table:table-cell>
          <table:table-cell office:value-type="float" office:value="2.02241377E-015" calcext:value-type="float">
            <text:p>2,02E-015</text:p>
          </table:table-cell>
          <table:table-cell office:value-type="float" office:value="2.096987486" calcext:value-type="float">
            <text:p>2,096987486</text:p>
          </table:table-cell>
          <table:table-cell table:style-name="ce3" table:formula="of:=([.E9]-[.E8])/[.E8]" office:value-type="float" office:value="0.000298085361131151" calcext:value-type="float">
            <text:p>0,00029808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416" calcext:value-type="float">
            <text:p>144416</text:p>
          </table:table-cell>
          <table:table-cell office:value-type="float" office:value="86.76296997" calcext:value-type="float">
            <text:p>86,76296997</text:p>
          </table:table-cell>
          <table:table-cell office:value-type="float" office:value="0.00000000000006046516911" calcext:value-type="float">
            <text:p>6,05E-014</text:p>
          </table:table-cell>
          <table:table-cell office:value-type="float" office:value="1.843553424" calcext:value-type="float">
            <text:p>1,84355342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416" calcext:value-type="float">
            <text:p>144416</text:p>
          </table:table-cell>
          <table:table-cell office:value-type="float" office:value="89.55137634" calcext:value-type="float">
            <text:p>89,55137634</text:p>
          </table:table-cell>
          <table:table-cell office:value-type="float" office:value="0.00000000000004475729208" calcext:value-type="float">
            <text:p>4,48E-014</text:p>
          </table:table-cell>
          <table:table-cell office:value-type="float" office:value="1.844035983" calcext:value-type="float">
            <text:p>1,844035983</text:p>
          </table:table-cell>
          <table:table-cell table:style-name="ce3" table:formula="of:=([.E11]-[.E10])/[.E10]" office:value-type="float" office:value="0.000261754822896816" calcext:value-type="float">
            <text:p>0,00026175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613" calcext:value-type="float">
            <text:p>144613</text:p>
          </table:table-cell>
          <table:table-cell office:value-type="float" office:value="87.78432465" calcext:value-type="float">
            <text:p>87,78432465</text:p>
          </table:table-cell>
          <table:table-cell office:value-type="float" office:value="0.0000000000003223141426" calcext:value-type="float">
            <text:p>3,22E-013</text:p>
          </table:table-cell>
          <table:table-cell office:value-type="float" office:value="1.654397845" calcext:value-type="float">
            <text:p>1,65439784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613" calcext:value-type="float">
            <text:p>144613</text:p>
          </table:table-cell>
          <table:table-cell office:value-type="float" office:value="91.86434937" calcext:value-type="float">
            <text:p>91,86434937</text:p>
          </table:table-cell>
          <table:table-cell office:value-type="float" office:value="0.000000000001442631062" calcext:value-type="float">
            <text:p>1,44E-012</text:p>
          </table:table-cell>
          <table:table-cell office:value-type="float" office:value="1.655140519" calcext:value-type="float">
            <text:p>1,655140519</text:p>
          </table:table-cell>
          <table:table-cell table:formula="of:=([.E13]-[.E12])/[.E12]" office:value-type="float" office:value="0.000448908950313613" calcext:value-type="float">
            <text:p>0,0004489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086" calcext:value-type="float">
            <text:p>145086</text:p>
          </table:table-cell>
          <table:table-cell office:value-type="float" office:value="91.87608337" calcext:value-type="float">
            <text:p>91,87608337</text:p>
          </table:table-cell>
          <table:table-cell office:value-type="float" office:value="0.00000000003336650053" calcext:value-type="float">
            <text:p>3,34E-011</text:p>
          </table:table-cell>
          <table:table-cell office:value-type="float" office:value="1.506136656" calcext:value-type="float">
            <text:p>1,50613665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086" calcext:value-type="float">
            <text:p>145086</text:p>
          </table:table-cell>
          <table:table-cell office:value-type="float" office:value="94.4004364" calcext:value-type="float">
            <text:p>94,4004364</text:p>
          </table:table-cell>
          <table:table-cell office:value-type="float" office:value="0.00000000003569785439" calcext:value-type="float">
            <text:p>3,57E-011</text:p>
          </table:table-cell>
          <table:table-cell office:value-type="float" office:value="1.506706715" calcext:value-type="float">
            <text:p>1,506706715</text:p>
          </table:table-cell>
          <table:table-cell table:formula="of:=([.E15]-[.E14])/[.E14]" office:value-type="float" office:value="0.000378490887748473" calcext:value-type="float">
            <text:p>0,000378490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366" calcext:value-type="float">
            <text:p>145366</text:p>
          </table:table-cell>
          <table:table-cell office:value-type="float" office:value="94.40732574" calcext:value-type="float">
            <text:p>94,40732574</text:p>
          </table:table-cell>
          <table:table-cell office:value-type="float" office:value="0.0000000004586281632" calcext:value-type="float">
            <text:p>4,59E-010</text:p>
          </table:table-cell>
          <table:table-cell office:value-type="float" office:value="1.38475585" calcext:value-type="float">
            <text:p>1,3847558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366" calcext:value-type="float">
            <text:p>145366</text:p>
          </table:table-cell>
          <table:table-cell office:value-type="float" office:value="97.04568481" calcext:value-type="float">
            <text:p>97,04568481</text:p>
          </table:table-cell>
          <table:table-cell office:value-type="float" office:value="0.0000000002119234649" calcext:value-type="float">
            <text:p>2,12E-010</text:p>
          </table:table-cell>
          <table:table-cell office:value-type="float" office:value="1.385524035" calcext:value-type="float">
            <text:p>1,385524035</text:p>
          </table:table-cell>
          <table:table-cell table:formula="of:=([.E17]-[.E16])/[.E16]" office:value-type="float" office:value="0.000554744000539942" calcext:value-type="float">
            <text:p>0,00055474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960" calcext:value-type="float">
            <text:p>145960</text:p>
          </table:table-cell>
          <table:table-cell office:value-type="float" office:value="97.0447998" calcext:value-type="float">
            <text:p>97,0447998</text:p>
          </table:table-cell>
          <table:table-cell office:value-type="float" office:value="0.0000000003176683916" calcext:value-type="float">
            <text:p>3,18E-010</text:p>
          </table:table-cell>
          <table:table-cell office:value-type="float" office:value="1.282720447" calcext:value-type="float">
            <text:p>1,28272044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960" calcext:value-type="float">
            <text:p>145960</text:p>
          </table:table-cell>
          <table:table-cell office:value-type="float" office:value="97.4372406" calcext:value-type="float">
            <text:p>97,4372406</text:p>
          </table:table-cell>
          <table:table-cell office:value-type="float" office:value="0.0000000001146130066" calcext:value-type="float">
            <text:p>1,15E-010</text:p>
          </table:table-cell>
          <table:table-cell office:value-type="float" office:value="1.282884836" calcext:value-type="float">
            <text:p>1,282884836</text:p>
          </table:table-cell>
          <table:table-cell table:style-name="ce3" table:formula="of:=([.E19]-[.E18])/[.E18]" office:value-type="float" office:value="0.000128156528871518" calcext:value-type="float">
            <text:p>0,000128156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029" calcext:value-type="float">
            <text:p>146029</text:p>
          </table:table-cell>
          <table:table-cell office:value-type="float" office:value="97.44207001" calcext:value-type="float">
            <text:p>97,44207001</text:p>
          </table:table-cell>
          <table:table-cell office:value-type="float" office:value="0.000000004843166312" calcext:value-type="float">
            <text:p>4,84E-009</text:p>
          </table:table-cell>
          <table:table-cell office:value-type="float" office:value="1.19504869" calcext:value-type="float">
            <text:p>1,1950486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029" calcext:value-type="float">
            <text:p>146029</text:p>
          </table:table-cell>
          <table:table-cell office:value-type="float" office:value="98.87726593" calcext:value-type="float">
            <text:p>98,87726593</text:p>
          </table:table-cell>
          <table:table-cell office:value-type="float" office:value="0.0000000005312240647" calcext:value-type="float">
            <text:p>5,31E-010</text:p>
          </table:table-cell>
          <table:table-cell office:value-type="float" office:value="1.195601463" calcext:value-type="float">
            <text:p>1,195601463</text:p>
          </table:table-cell>
          <table:table-cell table:style-name="ce3" table:formula="of:=([.E21]-[.E20])/[.E20]" office:value-type="float" office:value="0.000462552701513875" calcext:value-type="float">
            <text:p>0,00046255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6457" calcext:value-type="float">
            <text:p>146457</text:p>
          </table:table-cell>
          <table:table-cell office:value-type="float" office:value="98.87637329" calcext:value-type="float">
            <text:p>98,87637329</text:p>
          </table:table-cell>
          <table:table-cell office:value-type="float" office:value="0.00000001242882774" calcext:value-type="float">
            <text:p>1,24E-008</text:p>
          </table:table-cell>
          <table:table-cell office:value-type="float" office:value="1.118670583" calcext:value-type="float">
            <text:p>1,11867058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59434986950848" calcext:value-type="float">
            <text:p>0,0005943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15:47.588050841</dc:date>
    <meta:document-statistic meta:table-count="1" meta:cell-count="121" meta:object-count="0"/>
    <meta:generator>LibreOffice/4.1.4.2$Linux_X86_64 LibreOffice_project/410m0$Build-2</meta:generator>
  </office:meta>
</office:document-meta>
</file>